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72cm" fo:min-width="3.14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5.512cm" fo:min-width="7.588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51cm" fo:min-width="4.7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53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top" draw:auto-grow-height="false" fo:min-height="0.848cm" fo:min-width="1.8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112cm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465a4" style:font-name="Ubuntu"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158466"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55308d" style:font-name="Ubuntu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.3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top="0cm" fo:margin-bottom="0cm" fo:text-align="center" style:writing-mode="lr-tb"/>
      <style:text-properties style:text-position="0% 100%" style:font-name="Ubuntu" fo:font-size="12pt" style:font-size-asian="12pt" style:font-size-complex="12pt"/>
    </style:style>
    <style:style style:name="P13" style:family="paragraph">
      <loext:graphic-properties draw:fill="none" draw:fill-color="#000000"/>
      <style:paragraph-properties fo:margin-top="0cm" fo:margin-bottom="0cm" fo:text-align="center" style:writing-mode="lr-tb"/>
      <style:text-properties style:text-position="0% 100%" style:font-name="Ubuntu" fo:font-size="12pt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3465a4" style:font-name="Ubuntu" fo:font-size="24pt" style:font-size-asian="24pt" style:font-size-complex="24pt"/>
    </style:style>
    <style:style style:name="T4" style:family="text">
      <style:text-properties fo:color="#158466" style:font-name="Ubuntu" fo:font-size="24pt" style:font-size-asian="24pt" style:font-size-complex="24pt"/>
    </style:style>
    <style:style style:name="T5" style:family="text">
      <style:text-properties fo:color="#55308d" style:font-name="Ubuntu" fo:font-size="24pt" style:font-size-asian="24pt" style:font-size-complex="24pt"/>
    </style:style>
    <style:style style:name="T6" style:family="text">
      <style:text-properties style:font-name="Ubuntu" fo:font-style="normal" style:font-style-asian="normal" style:font-style-complex="normal"/>
    </style:style>
    <style:style style:name="T7" style:family="text">
      <style:text-properties style:text-position="0% 100%" style:font-name="Ubuntu" fo:font-size="12pt" style:font-size-asian="12pt" style:font-size-complex="12pt"/>
    </style:style>
    <style:style style:name="T8" style:family="text">
      <style:text-properties style:text-position="0% 100%" style:font-name="Ubuntu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5.7cm" svg:y="1.15cm">
          <text:p text:style-name="P1"><text:span text:style-name="T1">Main back</text:span></text:p>
          <text:p text:style-name="P1"><text:span text:style-name="T2">Java 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1.7cm" svg:y="6.55cm">
          <text:p text:style-name="P1"><text:span text:style-name="T1">Main front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2.19928939043805) translate (11.359cm 6.4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371cm" svg:height="0.474cm" draw:transform="rotate (0.942652329002137) translate (4.854cm 6.1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2.1cm" svg:height="9.5cm" draw:transform="skewX (6.48036604876349E-017) rotate (1.0471975511966) translate (-1.977cm 8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7cm" svg:height="2cm" svg:x="-0.3cm" svg:y="3.7cm">
          <draw:text-box>
            <text:p text:style-name="P5"><text:span text:style-name="T3">Main</text:span></text:p>
          </draw:text-box>
        </draw:frame>
        <draw:custom-shape draw:style-name="gr5" draw:text-style-name="P4" draw:layer="layout" svg:width="12.1cm" svg:height="9.5cm" draw:transform="skewX (6.48036604876349E-017) rotate (1.0471975511966) translate (4.289cm 8.679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cm" svg:height="2cm" svg:x="9.8cm" svg:y="3.7cm">
          <draw:text-box>
            <text:p text:style-name="P5"><text:span text:style-name="T4">Crossroads</text:span></text:p>
          </draw:text-box>
        </draw:frame>
        <draw:custom-shape draw:style-name="gr1" draw:text-style-name="P2" draw:layer="layout" svg:width="5.2cm" svg:height="3.2cm" svg:x="18.951cm" svg:y="2.515cm">
          <text:p text:style-name="P1"><text:span text:style-name="T1">Finsearch back</text:span></text:p>
          <text:p text:style-name="P1"><text:span text:style-name="T2">Java 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cm" svg:height="3.19cm" svg:x="18.95cm" svg:y="7.605cm">
          <text:p text:style-name="P1"><text:span text:style-name="T1">Finsearch front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1.5707963267949) translate (21.314cm 7.4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11.55cm" svg:height="8.26cm" draw:transform="rotate (1.5707963267949) translate (17.35cm 11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7cm" svg:height="2cm" svg:x="18.05cm" svg:y="1cm">
          <draw:text-box>
            <text:p text:style-name="P5"><text:span text:style-name="T5">Finsearch</text:span></text:p>
          </draw:text-box>
        </draw:frame>
        <draw:g>
          <draw:custom-shape draw:style-name="gr8" draw:text-style-name="P2" draw:layer="layout" svg:width="7.5cm" svg:height="3.95cm" svg:x="8.6cm" svg:y="6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7cm" svg:height="2.787cm" svg:x="8.85cm" svg:y="6.682cm">
            <draw:text-box>
              <text:p text:style-name="P9"><text:span text:style-name="T1">Crossroads</text:span></text:p>
              <text:p text:style-name="P9"><text:span text:style-name="T2">Angular</text:span></text:p>
              <text:p text:style-name="P10"><text:span text:style-name="T6">Financing | Subvention</text:span></text:p>
            </draw:text-box>
          </draw:frame>
        </draw:g>
        <draw:custom-shape draw:style-name="gr10" draw:text-style-name="P13" draw:layer="layout" svg:width="3.4cm" svg:height="1.6cm" svg:x="6.6cm" svg:y="5.4cm">
          <text:p text:style-name="P12"><text:span text:style-name="T7">Serveur Python</text:span></text:p>
          <text:p text:style-name="P12"><text:span text:style-name="T8">Flas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7cm" svg:height="0.3cm" draw:transform="rotate (1.5707963267949) translate (8.15cm 5.2cm)">
          <text:p/>
          <draw:enhanced-geometry svg:viewBox="0 0 21600 21600" draw:text-areas="?f5 ?f1 ?f6 ?f3" draw:type="left-right-arrow" draw:modifiers="5207.4179743224 8252.49169435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8:40:33.413986023</meta:creation-date>
    <dc:date>2021-08-03T18:03:10.513615635</dc:date>
    <meta:editing-duration>PT20M51S</meta:editing-duration>
    <meta:editing-cycles>8</meta:editing-cycles>
    <meta:generator>LibreOffice/6.4.7.2$Linux_X86_64 LibreOffice_project/40$Build-2</meta:generator>
    <meta:document-statistic meta:object-count="18"/>
  </office:meta>
</office:document-meta>
</file>